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fac6f" draw:textarea-horizontal-align="justify" draw:textarea-vertical-align="middle" draw:auto-grow-height="false" fo:min-height="1.024cm" fo:min-width="4.774cm" fo:wrap-option="wrap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55cm" fo:min-width="5.3cm" fo:wrap-option="wrap"/>
    </style:style>
    <style:style style:name="gr3" style:family="graphic" style:parent-style-name="objectwithoutfill">
      <style:graphic-properties svg:stroke-color="#008000" draw:marker-end="Arrow" draw:marker-end-width="0.1cm" draw:fill="none" draw:textarea-vertical-align="middle"/>
    </style:style>
    <style:style style:name="gr4" style:family="graphic" style:parent-style-name="objectwithoutfill">
      <style:graphic-properties svg:stroke-color="#ff0000" draw:marker-end="Arrow" draw:marker-end-width="0.1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6" style:family="graphic" style:parent-style-name="standard">
      <style:graphic-properties draw:stroke="none" draw:fill-color="#d22b2b" draw:textarea-horizontal-align="justify" draw:textarea-vertical-align="middle" draw:auto-grow-height="false" fo:min-height="1.024cm" fo:min-width="4.774cm" fo:wrap-option="wrap"/>
    </style:style>
    <style:style style:name="gr7" style:family="graphic" style:parent-style-name="standard">
      <style:graphic-properties draw:stroke="none" draw:fill-color="#cddc39" draw:textarea-horizontal-align="justify" draw:textarea-vertical-align="middle" draw:auto-grow-height="false" fo:min-height="2.65cm" fo:min-width="2.4cm"/>
    </style:style>
    <style:style style:name="gr8" style:family="graphic" style:parent-style-name="standard">
      <style:graphic-properties draw:stroke="none" draw:fill-color="#a7cdff" draw:textarea-horizontal-align="justify" draw:textarea-vertical-align="top" draw:auto-grow-height="false" fo:min-height="2.75cm" fo:min-width="10.5cm"/>
    </style:style>
    <style:style style:name="gr9" style:family="graphic" style:parent-style-name="standard">
      <style:graphic-properties draw:stroke="none" draw:fill-color="#007fff" draw:textarea-horizontal-align="justify" draw:textarea-vertical-align="top" draw:auto-grow-height="false" fo:min-height="0.55cm" fo:min-width="9.8cm"/>
    </style:style>
    <style:style style:name="gr10" style:family="graphic" style:parent-style-name="standard">
      <style:graphic-properties draw:stroke="none" draw:fill-color="#a7cdff" draw:textarea-horizontal-align="justify" draw:textarea-vertical-align="top" draw:auto-grow-height="false" fo:min-height="3.55cm" fo:min-width="10.5cm" fo:wrap-option="wrap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6fac6f"/>
      <style:paragraph-properties fo:text-align="center"/>
      <style:text-properties fo:color="#ffffff" style:font-name="Calibri"/>
    </style:style>
    <style:style style:name="P3" style:family="paragraph">
      <style:paragraph-properties fo:text-align="center"/>
      <style:text-properties fo:color="#ffffff" style:font-name="Calibri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22b2b"/>
      <style:paragraph-properties fo:text-align="center"/>
      <style:text-properties fo:color="#ffffff" style:font-name="Calibri"/>
    </style:style>
    <style:style style:name="P6" style:family="paragraph">
      <style:paragraph-properties fo:text-align="center"/>
      <style:text-properties fo:color="#000000" style:font-name="Calibri"/>
    </style:style>
    <style:style style:name="P7" style:family="paragraph">
      <loext:graphic-properties draw:fill-color="#cddc39"/>
      <style:paragraph-properties fo:text-align="center"/>
      <style:text-properties fo:color="#000000" style:font-name="Calibri" fo:font-size="14pt" style:font-size-asian="14pt" style:font-size-complex="14pt"/>
    </style:style>
    <style:style style:name="P8" style:family="paragraph">
      <style:paragraph-properties fo:text-align="start"/>
      <style:text-properties fo:color="#000000" style:font-name="Calibri"/>
    </style:style>
    <style:style style:name="P9" style:family="paragraph">
      <loext:graphic-properties draw:fill-color="#a7cdff"/>
      <style:paragraph-properties fo:text-align="start"/>
      <style:text-properties fo:color="#000000" style:font-name="Calibri"/>
    </style:style>
    <style:style style:name="P10" style:family="paragraph">
      <style:paragraph-properties fo:text-align="start"/>
      <style:text-properties fo:color="#ffffff" style:font-name="Calibri"/>
    </style:style>
    <style:style style:name="P11" style:family="paragraph">
      <loext:graphic-properties draw:fill-color="#007fff"/>
      <style:paragraph-properties fo:text-align="start"/>
      <style:text-properties fo:color="#ffffff" style:font-name="Calibri"/>
    </style:style>
    <style:style style:name="P12" style:family="paragraph">
      <style:paragraph-properties fo:margin-left="0cm" fo:margin-right="0cm" fo:text-align="start" fo:text-indent="0cm"/>
      <style:text-properties fo:color="#000000" style:font-name="Calibri"/>
    </style:style>
    <style:style style:name="T1" style:family="text">
      <style:text-properties fo:color="#ffffff" style:font-name="Calibri"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style:font-name="Calibri"/>
    </style:style>
    <style:style style:name="T4" style:family="text">
      <style:text-properties fo:color="#ffffff" style:font-name="Calibri"/>
    </style:style>
    <style:style style:name="T5" style:family="text">
      <style:text-properties fo:color="#000000" style:font-name="Calibri Light" fo:font-size="14pt" style:font-size-asian="14pt" style:font-size-complex="14pt"/>
    </style:style>
    <style:style style:name="T6" style:family="text">
      <style:text-properties fo:color="#000000" style:font-name="Calib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.8cm" svg:height="1.8cm" svg:x="1.1cm" svg:y="1.1cm">
          <text:p text:style-name="P1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8cm" svg:height="1.8cm" svg:x="1.1cm" svg:y="4.1cm">
          <text:p text:style-name="P3"><text:span text:style-name="T1">Acció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cm" svg:y1="1.214cm" svg:x2="9.293cm" svg:y2="3cm" svg:d="M7000 1214h1147v1786h1146" svg:viewBox="0 0 2294 1787">
          <text:p/>
        </draw:connector>
        <draw:connector draw:style-name="gr4" draw:text-style-name="P4" draw:layer="layout" svg:x1="7.086cm" svg:y1="1.102cm" svg:x2="9.379cm" svg:y2="2.888cm" svg:d="M7086 1102h1147v1786h1146" svg:viewBox="0 0 2294 1787">
          <text:p/>
        </draw:connector>
        <draw:connector draw:style-name="gr5" draw:text-style-name="P4" draw:layer="layout" svg:x1="6.907cm" svg:y1="1.3cm" svg:x2="9.2cm" svg:y2="3.086cm" svg:d="M6907 1300h1147v1786h1146" svg:viewBox="0 0 2294 1787">
          <text:p/>
        </draw:connector>
        <draw:connector draw:style-name="gr5" draw:text-style-name="P4" draw:layer="layout" draw:type="line" svg:x1="8.4cm" svg:y1="1.808cm" svg:x2="8.4cm" svg:y2="2.8cm" svg:d="M8400 1808v992" svg:viewBox="0 0 1 993">
          <text:p/>
        </draw:connector>
        <draw:custom-shape draw:style-name="gr6" draw:text-style-name="P5" draw:layer="layout" svg:width="5.8cm" svg:height="1.8cm" svg:x="1.1cm" svg:y="14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5.8cm" svg:height="5.8cm" svg:x="1.1cm" svg:y="7.1cm">
          <text:p text:style-name="P6"><text:span text:style-name="T2">Pregun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Estructura de la consola" draw:style-name="dp1" draw:master-page-name="Predeterminado">
        <draw:custom-shape draw:style-name="gr8" draw:text-style-name="P9" draw:layer="layout" svg:width="11cm" svg:height="3cm" svg:x="1cm" svg:y="1cm">
          <text:p text:style-name="P8"><text:span text:style-name="T3">Instancia de consol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0.3cm" svg:height="0.8cm" svg:x="1.3cm" svg:y="1.9cm">
          <text:p text:style-name="P10"><text:span text:style-name="T4">Lista de acciones (comandos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0.3cm" svg:height="0.8cm" svg:x="1.3cm" svg:y="2.8cm">
          <text:p text:style-name="P10"><text:span text:style-name="T4">Log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1cm" svg:height="3cm" svg:x="1cm" svg:y="4.1cm">
          <text:p text:style-name="P8"><text:span text:style-name="T3">Interpretación de un comando</text:span></text:p>
          <text:p text:style-name="P8"><text:span text:style-name="T5">startprogram -k 59</text:span></text:p>
          <text:p text:style-name="P8"><text:span text:style-name="T5">=</text:span></text:p>
          <text:p text:style-name="P8"><text:span text:style-name="T5">startprogram(string[] { “-k”, “59” }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1cm" svg:height="3.8cm" svg:x="1cm" svg:y="7.2cm">
          <text:p text:style-name="P8"><text:span text:style-name="T3">Reglas</text:span></text:p>
          <text:list text:style-name="L2">
            <text:list-item>
              <text:p text:style-name="P12"><text:span text:style-name="T6">Todo comando debe aceptar como argumento un array de strings (string[] args). Si el comando no requiere ningún tipo de argumentos sera aceptado igualmente</text:span></text:p>
            </text:list-item>
            <text:list-item>
              <text:p text:style-name="P12"><text:span text:style-name="T6">Lo que el método devuelva será registrado en el log de la consola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Al ingresar un comando" draw:style-name="dp1" draw:master-page-name="Predeterminado">
        <draw:custom-shape draw:style-name="gr1" draw:text-style-name="P2" xml:id="id1" draw:id="id1" draw:layer="layout" svg:width="5.8cm" svg:height="1.8cm" svg:x="7.1cm" svg:y="1.1cm">
          <text:p text:style-name="P1"><text:span text:style-name="T1">Se ingresa un comando “cmd”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.8cm" svg:height="1.8cm" svg:x="7.1cm" svg:y="5.1cm">
          <text:p text:style-name="P3"><text:span text:style-name="T1">Buscar en la lista de acciones alguna acción con el nombre “scmd[0]”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cm" svg:height="1.8cm" svg:x="7.1cm" svg:y="3.1cm">
          <text:p text:style-name="P3"><text:span text:style-name="T1">Llamar a “División inteligente” y guardar valor en “scmd”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cm" svg:y1="2.9cm" svg:x2="10cm" svg:y2="3.1cm" draw:start-shape="id1" draw:start-glue-point="2" draw:end-shape="id2" draw:end-glue-point="0" svg:d="M10000 2900v200" svg:viewBox="0 0 1 201">
          <text:p/>
        </draw:connector>
        <draw:connector draw:style-name="gr5" draw:text-style-name="P4" draw:layer="layout" draw:type="line" svg:x1="10cm" svg:y1="4.9cm" svg:x2="10cm" svg:y2="5.1cm" draw:start-shape="id2" draw:start-glue-point="2" draw:end-shape="id3" draw:end-glue-point="0" svg:d="M10000 4900v200" svg:viewBox="0 0 1 201">
          <text:p/>
        </draw:connector>
        <draw:custom-shape draw:style-name="gr7" draw:text-style-name="P7" xml:id="id4" draw:id="id4" draw:layer="layout" svg:width="5.8cm" svg:height="5.8cm" svg:x="7.1cm" svg:y="7.1cm">
          <text:p text:style-name="P6"><text:span text:style-name="T2">¿Se encontró algun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10cm" svg:y1="6.9cm" svg:x2="10cm" svg:y2="7.1cm" draw:start-shape="id3" svg:d="M10000 6900v200" svg:viewBox="0 0 1 201">
          <text:p/>
        </draw:connector>
        <draw:connector draw:style-name="gr4" draw:text-style-name="P4" draw:layer="layout" svg:x1="12.9cm" svg:y1="10cm" svg:x2="16.5cm" svg:y2="13.1cm" draw:start-shape="id4" draw:start-glue-point="7" draw:end-shape="id5" draw:end-glue-point="0" svg:d="M12900 10000h3600v3100" svg:viewBox="0 0 3601 3101">
          <text:p/>
        </draw:connector>
        <draw:custom-shape draw:style-name="gr2" draw:text-style-name="P3" xml:id="id7" draw:id="id7" draw:layer="layout" svg:width="5.8cm" svg:height="1.8cm" svg:x="7.1cm" svg:y="13.1cm">
          <text:p text:style-name="P3"><text:span text:style-name="T1">Llamar el método encontrado con el argumento “scmd”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5.8cm" svg:height="1.8cm" svg:x="7.1cm" svg:y="16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5.8cm" svg:height="1.8cm" svg:x="13.6cm" svg:y="13.1cm">
          <text:p text:style-name="P3"><text:span text:style-name="T1">Agregar al log un “Console.NotFound”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6.5cm" svg:y1="14.9cm" svg:x2="10cm" svg:y2="16.1cm" draw:start-shape="id5" draw:start-glue-point="2" draw:end-shape="id6" svg:d="M16500 14900v600h-6500v600" svg:viewBox="0 0 6501 1201">
          <text:p/>
        </draw:connector>
        <draw:connector draw:style-name="gr5" draw:text-style-name="P4" draw:layer="layout" draw:type="line" svg:x1="10cm" svg:y1="14.9cm" svg:x2="10cm" svg:y2="16.1cm" draw:start-shape="id7" draw:start-glue-point="2" draw:end-shape="id6" draw:end-glue-point="0" svg:d="M10000 14900v1200" svg:viewBox="0 0 1 1201">
          <text:p/>
        </draw:connector>
        <draw:connector draw:style-name="gr3" draw:text-style-name="P4" draw:layer="layout" draw:type="line" svg:x1="10cm" svg:y1="12.9cm" svg:x2="10cm" svg:y2="13.1cm" draw:start-shape="id4" draw:start-glue-point="6" draw:end-shape="id7" draw:end-glue-point="0" svg:d="M10000 12900v200" svg:viewBox="0 0 1 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2:21:27.621000000</meta:creation-date>
    <dc:date>2018-01-02T17:04:47.514000000</dc:date>
    <meta:editing-duration>PT2H30M46S</meta:editing-duration>
    <meta:editing-cycles>6</meta:editing-cycles>
    <meta:generator>LibreOffice/5.3.6.1$Windows_x86 LibreOffice_project/686f202eff87ef707079aeb7f485847613344eb7</meta:generator>
    <meta:document-statistic meta:object-count="27"/>
  </office:meta>
</office:document-meta>
</file>